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cd8" officeooo:paragraph-rsid="001cecd8"/>
    </style:style>
    <style:style style:name="P2" style:family="paragraph" style:parent-style-name="Standard">
      <style:text-properties officeooo:rsid="001ec738" officeooo:paragraph-rsid="001ec738"/>
    </style:style>
    <style:style style:name="P3" style:family="paragraph" style:parent-style-name="Standard">
      <style:text-properties officeooo:rsid="00202ed3" officeooo:paragraph-rsid="00202ed3"/>
    </style:style>
    <style:style style:name="P4" style:family="paragraph" style:parent-style-name="Standard">
      <style:text-properties officeooo:rsid="0020b27e" officeooo:paragraph-rsid="0020b27e"/>
    </style:style>
    <style:style style:name="T1" style:family="text">
      <style:text-properties officeooo:rsid="001f6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jawdyp 666</text:p>
      <text:p text:style-name="P2">233333 <text:s/><text:span text:style-name="T1">what fuck?</text:span></text:p>
      <text:p text:style-name="P3">Why cja wdyp?</text:p>
      <text:p text:style-name="P4">打不出中文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28:34.631591314</meta:creation-date>
    <dc:date>2017-10-29T15:06:59.033587778</dc:date>
    <meta:editing-duration>PT2M2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4" meta:character-count="48" meta:non-whitespace-character-count="42"/>
  </office:meta>
</office:document-meta>
</file>